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14DC6532AC0B7282674.png" manifest:media-type="image/png"/>
  <manifest:file-entry manifest:full-path="Pictures/10000001000002A8000000CCA6A5A69106FFF130.png" manifest:media-type="image/png"/>
  <manifest:file-entry manifest:full-path="Pictures/10000001000003D500000185215C2F7160F08DC1.png" manifest:media-type="image/png"/>
  <manifest:file-entry manifest:full-path="Pictures/10000001000002650000003363D3024228A87BE2.png" manifest:media-type="image/png"/>
  <manifest:file-entry manifest:full-path="Pictures/10000001000003D8000003EFC65750D5F0BD37DE.png" manifest:media-type="image/png"/>
  <manifest:file-entry manifest:full-path="Pictures/10000001000001FE0000003D680616793D20B566.png" manifest:media-type="image/png"/>
  <manifest:file-entry manifest:full-path="Pictures/10000001000001FE0000003DF79C45B85A5DD925.png" manifest:media-type="image/png"/>
  <manifest:file-entry manifest:full-path="Pictures/1000000100000265000000575965F01EAFAD91C5.png" manifest:media-type="image/png"/>
  <manifest:file-entry manifest:full-path="Pictures/10000001000002220000014D230326924BF6D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7ad9" officeooo:paragraph-rsid="001c7ad9"/>
    </style:style>
    <style:style style:name="P2" style:family="paragraph" style:parent-style-name="Standard">
      <style:paragraph-properties fo:text-align="center" style:justify-single-word="false"/>
      <style:text-properties officeooo:rsid="0018452d" officeooo:paragraph-rsid="0018452d"/>
    </style:style>
    <style:style style:name="P3" style:family="paragraph" style:parent-style-name="Standard">
      <style:paragraph-properties fo:text-align="center" style:justify-single-word="false"/>
      <style:text-properties officeooo:rsid="001dc268" officeooo:paragraph-rsid="001dc268"/>
    </style:style>
    <style:style style:name="P4" style:family="paragraph" style:parent-style-name="Standard">
      <style:paragraph-properties fo:text-align="center" style:justify-single-word="false"/>
      <style:text-properties officeooo:rsid="00206689" officeooo:paragraph-rsid="00206689"/>
    </style:style>
    <style:style style:name="P5" style:family="paragraph" style:parent-style-name="Standard">
      <style:paragraph-properties fo:text-align="center" style:justify-single-word="false"/>
      <style:text-properties officeooo:rsid="00255ff7" officeooo:paragraph-rsid="00255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Ex №1</text:p>
      <text:p text:style-name="P1"><draw:frame draw:style-name="fr1" draw:name="Image1" text:anchor-type="char" svg:x="0.5598in" svg:y="0.1618in" svg:width="5.6874in" svg:height="3.4689in" draw:z-index="0"><draw:image xlink:href="Pictures/10000001000002220000014D230326924BF6DF9E.png" xlink:type="simple" xlink:show="embed" xlink:actuate="onLoad" draw:mime-type="image/png"/></draw:frame><draw:frame draw:style-name="fr1" draw:name="Image2" text:anchor-type="char" svg:x="0.7016in" svg:y="3.6728in" svg:width="5.3126in" svg:height="0.6354in" draw:z-index="1"><draw:image xlink:href="Pictures/10000001000001FE0000003DF79C45B85A5DD925.png" xlink:type="simple" xlink:show="embed" xlink:actuate="onLoad" draw:mime-type="image/png"/></draw:frame></text:p>
      <text:p text:style-name="P1"><draw:frame draw:style-name="fr1" draw:name="Image3" text:anchor-type="char" svg:x="0.7209in" svg:y="0.8264in" svg:width="5.3126in" svg:height="0.6354in" draw:z-index="2"><draw:image xlink:href="Pictures/10000001000001FE0000003D680616793D20B566.png" xlink:type="simple" xlink:show="embed" xlink:actuate="onLoad" draw:mime-type="image/png"/></draw:frame></text:p>
      <text:p text:style-name="P1"><draw:frame draw:style-name="fr1" draw:name="Image4" text:anchor-type="char" svg:x="0.2563in" svg:y="0.4543in" svg:width="6.1402in" svg:height="6.2839in" draw:z-index="3"><draw:image xlink:href="Pictures/10000001000003D8000003EFC65750D5F0BD37DE.png" xlink:type="simple" xlink:show="embed" xlink:actuate="onLoad" draw:mime-type="image/png"/></draw:frame><text:soft-page-break/>Ex №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0764in" svg:y="0.1484in" svg:width="6.3854in" svg:height="0.5311in" draw:z-index="4"><draw:image xlink:href="Pictures/10000001000002650000003363D3024228A87B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 №3</text:p>
      <text:p text:style-name="P3"><draw:frame draw:style-name="fr2" draw:name="Image6" text:anchor-type="char" svg:width="6.3854in" svg:height="0.9063in" draw:z-index="5"><draw:image xlink:href="Pictures/1000000100000265000000575965F01EAFAD91C5.png" xlink:type="simple" xlink:show="embed" xlink:actuate="onLoad" draw:mime-type="image/png"/></draw:frame></text:p>
      <text:p text:style-name="P1"><draw:frame draw:style-name="fr1" draw:name="Image7" text:anchor-type="char" svg:x="0.0283in" svg:y="0.1138in" svg:width="6.6929in" svg:height="2.6535in" draw:z-index="6"><draw:image xlink:href="Pictures/10000001000003D500000185215C2F7160F08DC1.png" xlink:type="simple" xlink:show="embed" xlink:actuate="onLoad" draw:mime-type="image/png"/></draw:frame></text:p>
      <text:p text:style-name="P1"/>
      <text:p text:style-name="P4">Ex №4</text:p>
      <text:p text:style-name="P4"/>
      <text:p text:style-name="P5"><draw:frame draw:style-name="fr1" draw:name="Image8" text:anchor-type="char" svg:x="0.2583in" svg:y="0.3217in" svg:width="6.1772in" svg:height="3.4689in" draw:z-index="7"><draw:image xlink:href="Pictures/10000001000002510000014DC6532AC0B7282674.png" xlink:type="simple" xlink:show="embed" xlink:actuate="onLoad" draw:mime-type="image/png"/></draw:frame><draw:frame draw:style-name="fr1" draw:name="Image9" text:anchor-type="char" svg:x="-0.1043in" svg:y="3.8827in" svg:width="6.6929in" svg:height="2.0075in" draw:z-index="8"><draw:image xlink:href="Pictures/10000001000002A8000000CCA6A5A69106FFF130.png" xlink:type="simple" xlink:show="embed" xlink:actuate="onLoad" draw:mime-type="image/png"/></draw:frame>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42:23.347329315</meta:creation-date>
    <dc:date>2023-09-30T14:48:41.392443206</dc:date>
    <meta:editing-duration>PT19H9M35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3" meta:paragraph-count="5" meta:word-count="9" meta:character-count="21" meta:non-whitespace-character-count="17"/>
  </office:meta>
</office:document-meta>
</file>